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09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0709264" text:id="ct1807092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08605397364482131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01</dc:date><text:p text:style-name="P33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02</dc:date><text:p text:style-name="P33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03</dc:date><text:p text:style-name="P33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03</dc:date><text:p text:style-name="P33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05</dc:date><text:p text:style-name="P33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12</dc:date><text:p text:style-name="P33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מֵאִמְרֵי-פִי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8</text:p>
            <text:p text:style-name="P15"><text:soft-page-break/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 כֹּחֶךָ; <text:s text:c="3"/>וַעֲצָבֶיךָ, בְּבֵית נָכְרִי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וּשְׁאֵרֶ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נָאַץ לִבִּי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3</text:p>
            <text:p text:style-name="P15">יג <text:s/>וְלֹא-שָׁמַעְתִּי, בְּקוֹל מוֹרָי; <text:s text:c="3"/>וְלִמְלַמְּדַי, לֹא-הִטִּיתִי אָזְנִי.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text:s text:c="3"/>בְּתוֹךְ קָהָל וְעֵדָה.</text:p>
          </table:table-cell>
          <table:table-cell table:style-name="表29.B2" office:value-type="string">
            <text:p text:style-name="P12"/>
          </table:table-cell>
        </table:table-row>
        <table:table-row table:style-name="表29.109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><text:soft-page-break/></text:p>
      <text:p text:style-name="P17"/>
      <text:p text:style-name="P17"/>
      <text:p text:style-name="P1">------------------------------------------------------------ TEMPLATE<text:change text:change-id="ct18070926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><text:soft-page-break/></text:p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7874507745814499747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ext:soft-page-break/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09T08:49:15.99</dc:date>
    <dc:creator>iwabuchi ken</dc:creator>
    <meta:editing-duration>P5DT18H48M48S</meta:editing-duration>
    <meta:editing-cycles>357</meta:editing-cycles>
    <meta:generator>OpenOffice/4.1.3$Win32 OpenOffice.org_project/413m1$Build-9783</meta:generator>
    <meta:document-statistic meta:table-count="9" meta:image-count="0" meta:object-count="0" meta:page-count="21" meta:paragraph-count="481" meta:word-count="2731" meta:character-count="13238"/>
  </office:meta>
</office:document-meta>
</file>